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2f1d3" officeooo:paragraph-rsid="0022f1d3"/>
    </style:style>
    <style:style style:name="P2" style:family="paragraph" style:parent-style-name="Standard">
      <style:text-properties officeooo:paragraph-rsid="0022f1d3"/>
    </style:style>
    <style:style style:name="P3" style:family="paragraph" style:parent-style-name="Standard">
      <style:text-properties officeooo:rsid="00244d71" officeooo:paragraph-rsid="00244d71"/>
    </style:style>
    <style:style style:name="P4" style:family="paragraph" style:parent-style-name="Standard">
      <style:text-properties officeooo:rsid="00297198" officeooo:paragraph-rsid="00297198"/>
    </style:style>
    <style:style style:name="P5" style:family="paragraph" style:parent-style-name="Standard">
      <style:text-properties officeooo:paragraph-rsid="00297198"/>
    </style:style>
    <style:style style:name="P6" style:family="paragraph" style:parent-style-name="Standard">
      <style:text-properties officeooo:rsid="002b4502" officeooo:paragraph-rsid="002b4502"/>
    </style:style>
    <style:style style:name="P7" style:family="paragraph" style:parent-style-name="Standard">
      <style:text-properties officeooo:paragraph-rsid="00244d71"/>
    </style:style>
    <style:style style:name="P8" style:family="paragraph" style:parent-style-name="Standard">
      <style:text-properties officeooo:rsid="002d17a4" officeooo:paragraph-rsid="002d17a4"/>
    </style:style>
    <style:style style:name="P9" style:family="paragraph" style:parent-style-name="Text_20_body">
      <style:text-properties officeooo:paragraph-rsid="0023d96b"/>
    </style:style>
    <style:style style:name="P10" style:family="paragraph" style:parent-style-name="Text_20_body">
      <style:text-properties officeooo:rsid="002636b4" officeooo:paragraph-rsid="002636b4"/>
    </style:style>
    <style:style style:name="P11" style:family="paragraph" style:parent-style-name="Text_20_body">
      <style:text-properties officeooo:paragraph-rsid="002636b4"/>
    </style:style>
    <style:style style:name="P12" style:family="paragraph" style:parent-style-name="Text_20_body">
      <style:text-properties officeooo:paragraph-rsid="00280b8d"/>
    </style:style>
    <style:style style:name="P13" style:family="paragraph" style:parent-style-name="Text_20_body">
      <style:text-properties officeooo:paragraph-rsid="002e23a6"/>
    </style:style>
    <style:style style:name="P14" style:family="paragraph" style:parent-style-name="Standard">
      <style:text-properties officeooo:rsid="00297198" officeooo:paragraph-rsid="00297198"/>
    </style:style>
    <style:style style:name="P15" style:family="paragraph" style:parent-style-name="Standard">
      <style:text-properties officeooo:rsid="002e23a6" officeooo:paragraph-rsid="002e23a6"/>
    </style:style>
    <style:style style:name="P16" style:family="paragraph" style:parent-style-name="Standard">
      <style:text-properties officeooo:rsid="00350e9a" officeooo:paragraph-rsid="00350e9a"/>
    </style:style>
    <style:style style:name="P17" style:family="paragraph" style:parent-style-name="Text_20_body">
      <style:text-properties officeooo:paragraph-rsid="00280b8d"/>
    </style:style>
    <style:style style:name="P18" style:family="paragraph" style:parent-style-name="Text_20_body">
      <style:text-properties officeooo:rsid="0030d953" officeooo:paragraph-rsid="0030d953"/>
    </style:style>
    <style:style style:name="P19" style:family="paragraph" style:parent-style-name="Text_20_body">
      <style:text-properties fo:font-weight="bold" officeooo:rsid="0033fda2" officeooo:paragraph-rsid="0033fda2" style:font-weight-asian="bold" style:font-weight-complex="bold"/>
    </style:style>
    <style:style style:name="T1" style:family="text">
      <style:text-properties officeooo:rsid="0022f1d3"/>
    </style:style>
    <style:style style:name="T2" style:family="text">
      <style:text-properties fo:font-weight="bold" style:font-weight-asian="bold" style:font-weight-complex="bold"/>
    </style:style>
    <style:style style:name="T3" style:family="text">
      <style:text-properties fo:font-weight="bold" officeooo:rsid="002d17a4" style:font-weight-asian="bold" style:font-weight-complex="bold"/>
    </style:style>
    <style:style style:name="T4" style:family="text">
      <style:text-properties fo:font-variant="normal" fo:text-transform="none" fo:color="#333333" loext:opacity="100%" style:font-name="Helvetica Neue" fo:font-size="10.5pt" fo:letter-spacing="normal" fo:font-style="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normal" fo:font-weight="bold" officeooo:rsid="0022f1d3"/>
    </style:style>
    <style:style style:name="T7" style:family="text">
      <style:text-properties fo:font-variant="normal" fo:text-transform="none" fo:color="#333333" loext:opacity="100%" style:font-name="Helvetica Neue" fo:font-size="10.5pt" fo:letter-spacing="normal" fo:font-style="normal" fo:font-weight="bold" officeooo:rsid="002636b4"/>
    </style:style>
    <style:style style:name="T8" style:family="text">
      <style:text-properties fo:font-variant="normal" fo:text-transform="none" fo:color="#333333" loext:opacity="100%" style:font-name="Helvetica Neue" fo:font-size="10.5pt" fo:letter-spacing="normal" fo:font-style="normal" fo:font-weight="bold" style:font-weight-asian="bold" style:font-weight-complex="bold"/>
    </style:style>
    <style:style style:name="T9" style:family="text">
      <style:text-properties fo:font-variant="normal" fo:text-transform="none" fo:color="#333333" loext:opacity="100%" style:font-name="Helvetica Neue" fo:font-size="10.5pt" fo:letter-spacing="normal" fo:font-style="normal" fo:font-weight="bold" officeooo:rsid="00280b8d" style:font-weight-asian="bold" style:font-weight-complex="bold"/>
    </style:style>
    <style:style style:name="T10" style:family="text">
      <style:text-properties fo:font-variant="normal" fo:text-transform="none" fo:color="#333333" loext:opacity="100%" style:font-name="Helvetica Neue" fo:font-size="10.5pt" fo:letter-spacing="normal" fo:font-style="normal" fo:font-weight="bold" officeooo:rsid="002e23a6" style:font-weight-asian="bold" style:font-weight-complex="bold"/>
    </style:style>
    <style:style style:name="T11" style:family="text">
      <style:text-properties fo:font-variant="normal" fo:text-transform="none" fo:color="#333333" loext:opacity="100%" style:font-name="Helvetica Neue" fo:font-size="10.5pt" fo:letter-spacing="normal" fo:font-style="normal" fo:font-weight="bold" officeooo:rsid="002e23a6"/>
    </style:style>
    <style:style style:name="T12" style:family="text">
      <style:text-properties fo:font-variant="normal" fo:text-transform="none" fo:color="#333333" loext:opacity="100%" style:font-name="Helvetica Neue" fo:font-size="10.5pt" fo:letter-spacing="normal" fo:font-style="normal" fo:font-weight="bold" officeooo:rsid="002f2f98"/>
    </style:style>
    <style:style style:name="T13" style:family="text">
      <style:text-properties fo:font-variant="normal" fo:text-transform="none" fo:color="#333333" loext:opacity="100%" style:font-name="Helvetica Neue" fo:font-size="10.5pt" fo:letter-spacing="normal" fo:font-style="normal" fo:font-weight="normal"/>
    </style:style>
    <style:style style:name="T14" style:family="text">
      <style:text-properties fo:font-variant="normal" fo:text-transform="none" fo:color="#333333" loext:opacity="100%" style:font-name="Helvetica Neue" fo:font-size="10.5pt" fo:letter-spacing="normal" fo:font-style="normal" fo:font-weight="normal" officeooo:rsid="0022f1d3"/>
    </style:style>
    <style:style style:name="T15" style:family="text">
      <style:text-properties fo:font-variant="normal" fo:text-transform="none" fo:color="#333333" loext:opacity="100%" style:font-name="Helvetica Neue" fo:font-size="10.5pt" fo:letter-spacing="normal" fo:font-style="normal" fo:font-weight="normal" style:font-weight-asian="normal" style:font-weight-complex="normal"/>
    </style:style>
    <style:style style:name="T16" style:family="text">
      <style:text-properties fo:font-variant="normal" fo:text-transform="none" fo:color="#333333" loext:opacity="100%" style:font-name="Helvetica Neue" fo:font-size="10.5pt" fo:letter-spacing="normal" fo:font-style="normal" fo:font-weight="normal" officeooo:rsid="002636b4" style:font-weight-asian="normal" style:font-weight-complex="normal"/>
    </style:style>
    <style:style style:name="T17" style:family="text">
      <style:text-properties fo:font-variant="normal" fo:text-transform="none" fo:color="#333333" loext:opacity="100%" style:font-name="Helvetica Neue" fo:font-size="10.5pt" fo:letter-spacing="normal" fo:font-style="normal" fo:font-weight="normal" officeooo:rsid="00280b8d" style:font-weight-asian="normal" style:font-weight-complex="normal"/>
    </style:style>
    <style:style style:name="T18" style:family="text">
      <style:text-properties fo:font-variant="normal" fo:text-transform="none" fo:color="#333333" loext:opacity="100%" style:font-name="Helvetica Neue" fo:font-size="10.5pt" fo:letter-spacing="normal" fo:font-style="normal" fo:font-weight="normal" officeooo:rsid="00296002" style:font-weight-asian="normal" style:font-weight-complex="normal"/>
    </style:style>
    <style:style style:name="T19" style:family="text">
      <style:text-properties fo:font-variant="normal" fo:text-transform="none" fo:color="#333333" loext:opacity="100%" style:font-name="Helvetica Neue" fo:font-size="10.5pt" fo:letter-spacing="normal" fo:font-style="normal" fo:font-weight="normal" officeooo:rsid="002e23a6" style:font-weight-asian="normal" style:font-weight-complex="normal"/>
    </style:style>
    <style:style style:name="T20" style:family="text">
      <style:text-properties officeooo:rsid="00244807"/>
    </style:style>
    <style:style style:name="T21" style:family="text">
      <style:text-properties officeooo:rsid="00244d71"/>
    </style:style>
    <style:style style:name="T22" style:family="text">
      <style:text-properties officeooo:rsid="00297198"/>
    </style:style>
    <style:style style:name="T23" style:family="text">
      <style:text-properties officeooo:rsid="002b4502"/>
    </style:style>
    <style:style style:name="T24" style:family="text">
      <style:text-properties officeooo:rsid="002d17a4"/>
    </style:style>
    <style:style style:name="T25" style:family="text">
      <style:text-properties officeooo:rsid="002e23a6"/>
    </style:style>
    <style:style style:name="T26"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span text:style-name="T11">Introduction to Github </text:span></text:span><text:span text:style-name="Strong_20_Emphasis"><text:span text:style-name="T12">(Version Control System)</text:span></text:span></text:p>
      <text:p text:style-name="P11"><text:span text:style-name="Strong_20_Emphasis"><text:span text:style-name="T7">Origin – </text:span></text:span><text:span text:style-name="Strong_20_Emphasis"><text:span text:style-name="T16">this refers to a centralized repository where you put your code. It’s the origin where other people can also go and get a copy of that code.</text:span></text:span></text:p>
      <text:p text:style-name="P12"><text:span text:style-name="Strong_20_Emphasis"><text:span text:style-name="T9">Master – </text:span></text:span><text:span text:style-name="Strong_20_Emphasis"><text:span text:style-name="T17">Master is not the same as origin, rather it is a copy of the origin. </text:span></text:span></text:p>
      <text:p text:style-name="P12"><text:span text:style-name="Strong_20_Emphasis"><text:span text:style-name="T9">Branch –</text:span></text:span><text:span text:style-name="Strong_20_Emphasis"><text:span text:style-name="T17"> this is like a side detour </text:span></text:span><text:span text:style-name="Strong_20_Emphasis"><text:span text:style-name="T18">where a copy of the original code is worked upon without affecting the original code. This can be to fix a bug or add new features to the original code and have it tested separately without affecting the original code. After the bugs must have been fixed and or new features working fine that the branch can be marge with the original code.</text:span></text:span></text:p>
      <text:p text:style-name="P9"><text:span text:style-name="Strong_20_Emphasis"><text:span text:style-name="T6">Commit</text:span></text:span><text:span text:style-name="T14"> - committing is the process which records changes in the repository. Think of it as a snapshot of the current status of the project. Commits are done locally.</text:span></text:p>
      <text:p text:style-name="P10"><text:span text:style-name="T14">C</text:span><text:span text:style-name="T13">ommit is like a version created every time yo make and a new edition on your code (add new features to the code)</text:span></text:p>
      <text:p text:style-name="P9"><text:span text:style-name="Strong_20_Emphasis"><text:span text:style-name="T5">Push</text:span></text:span><text:span text:style-name="T13"> - pushing sends the recent commit history from your local repository up to GitHub. If you're the only one working on a repository, pushing is fairly simple. If there are others accessing the repository, you may need to pull before you can push.</text:span></text:p>
      <text:p text:style-name="P9"><text:span text:style-name="Strong_20_Emphasis"><text:span text:style-name="T5">Pull</text:span></text:span><text:span text:style-name="T13"> - a pull grabs any changes from the GitHub repository and merges them into your local repository.</text:span></text:p>
      <text:p text:style-name="P9"><text:span text:style-name="Strong_20_Emphasis"><text:span text:style-name="T5">Sync</text:span></text:span><text:span text:style-name="T13"> - syncing is like pulling, but instead of connecting to your GitHub copy of the forked repo, it goes back to the original repository and brings in any changes. Once you've synced your repository, you need to push those changes back to your GitHub account.</text:span></text:p>
      <text:p text:style-name="P12"><text:span text:style-name="T9">Clone – </text:span><text:span text:style-name="T17">this is </text:span><text:span text:style-name="T19">copying</text:span><text:span text:style-name="T17"> a copy of the entire repository </text:span><text:span text:style-name="T19">on the github account to save it on your local machine.</text:span></text:p>
      <text:p text:style-name="P18"><text:span text:style-name="T10">S</text:span><text:span text:style-name="T8">taging area –</text:span><text:span text:style-name="T15"> This contain the file you are ready to push to the cloud git repository.</text:span></text:p>
      <text:p text:style-name="P19"><text:span text:style-name="T4">Head - </text:span><text:span text:style-name="T15"><text:s/>This is a reference to the most recent commit in the current branch </text:span></text:p>
      <text:p text:style-name="Text_20_body"><text:line-break/><text:span text:style-name="T1">To </text:span><text:span text:style-name="T20">commit and </text:span><text:span text:style-name="T1">push to git hub repository :</text:span></text:p>
      <text:p text:style-name="P1">1. First go to the github site and create the repository.</text:p>
      <text:p text:style-name="P1">2. copy the URL of <text:span text:style-name="T22">github account</text:span></text:p>
      <text:p text:style-name="P2"><text:span text:style-name="T1">3. Open </text:span><text:span text:style-name="T22">Open your </text:span><text:span text:style-name="T25">V</text:span><text:span text:style-name="T22">s</text:span><text:span text:style-name="T25">C</text:span><text:span text:style-name="T22">ode software</text:span></text:p>
      <text:p text:style-name="P4">4. Click on clone a repository and enter the URL of the github account you want to clone from.</text:p>
      <text:p text:style-name="P4">5. (The repositories present in that github account will show) then choose the repository you want to clone.</text:p>
      <text:p text:style-name="P4">6. chose where you want to save the cloned file on your local machine, then save.</text:p>
      <text:p text:style-name="P5"><text:span text:style-name="T22">7a. If the file is already </text:span><text:span text:style-name="T23">existing </text:span><text:span text:style-name="T22">in a folde</text:span><text:span text:style-name="T23">r from the clone repository, then open it to make your comment and save</text:span></text:p>
      <text:p text:style-name="P6">7b. If the file does not exist on the cloned repository, then create and save.</text:p>
      <text:p text:style-name="P6">8. <text:span text:style-name="T21">Click on the version control icon</text:span></text:p>
      <text:p text:style-name="P7"><text:span text:style-name="T23">9.</text:span><text:span text:style-name="T21"> </text:span><text:span text:style-name="T23">A folder or path called changes will appear consisting the file you just saved (the file to be committed and push to github). Right click on the file and click on “stage changes”(Stage changes is you preparing the file to be committed). Anew folder or path then appear, Now you can add your commit message (such as first commit </text:span><text:span text:style-name="T24">or something more specific, something that convey features or bugs you have included)…</text:span><text:span text:style-name="T23">.. </text:span><text:span text:style-name="T3">Note: This is very important for you to be able to track the progress of your work</text:span></text:p>
      <text:p text:style-name="P7"><text:span text:style-name="T24">10</text:span><text:span text:style-name="T21">. </text:span><text:span text:style-name="T24">Now you can click on the commit button (The mark or tick sign).</text:span></text:p>
      <text:p text:style-name="P7"><text:soft-page-break/></text:p>
      <text:p text:style-name="P8">Now you have successfully commit your first task. <text:span text:style-name="T2">Note </text:span>this is still on your local machine to push it to github repository follow the next line of instructions.</text:p>
      <text:p text:style-name="P8"/>
      <text:p text:style-name="P8">11. To Push the commit to the github repository then click on the 3 dots and click “push”</text:p>
      <text:p text:style-name="P3"/>
      <text:p text:style-name="P15">Now you can go refresh the github page and the file will be there now.</text:p>
      <text:p text:style-name="P15"/>
      <text:p text:style-name="P16">To create a file from terminal will use this command <text:span text:style-name="T26">touch &lt; file name to be created&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3:34:37.014694038</meta:creation-date>
    <dc:date>2022-11-13T02:07:20.471444129</dc:date>
    <meta:editing-duration>PT12H17M49S</meta:editing-duration>
    <meta:editing-cycles>4</meta:editing-cycles>
    <meta:generator>LibreOffice/7.3.6.2$Linux_X86_64 LibreOffice_project/30$Build-2</meta:generator>
    <meta:document-statistic meta:table-count="0" meta:image-count="0" meta:object-count="0" meta:page-count="2" meta:paragraph-count="28" meta:word-count="645" meta:character-count="3466" meta:non-whitespace-character-count="2840"/>
  </office:meta>
</office:document-meta>
</file>